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4c18b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91d47" officeooo:paragraph-rsid="00291d47" style:font-weight-asian="bold" style:font-weight-complex="bold"/>
    </style:style>
    <style:style style:name="P4" style:family="paragraph" style:parent-style-name="Standard">
      <style:text-properties fo:font-weight="bold" officeooo:rsid="0029935e" officeooo:paragraph-rsid="0029935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U4L2 German <text:tab/><text:tab/><text:tab/><text:tab/><text:tab/><text:tab/><text:tab/><text:tab/><text:tab/><text:tab/></text:span><text:span text:style-name="Emphasis"><text:span text:style-name="T2">ß ä ë ï ö ü</text:span></text:span> </text:p>
      <text:p text:style-name="P2"/>
      <text:p text:style-name="P2"/>
      <text:p text:style-name="P3">Sports Vocabulary</text:p>
      <text:p text:style-name="P3"/>
      <text:p text:style-name="P3"><text:tab/><text:span text:style-name="T1">der Volleyball<text:tab/><text:tab/><text:tab/><text:tab/>Volleyball</text:span></text:p>
      <text:p text:style-name="P3"><text:span text:style-name="T1"><text:tab/>der amerikanische Football<text:tab/><text:tab/>'American' football</text:span></text:p>
      <text:p text:style-name="P3"><text:span text:style-name="T1"><text:tab/>der Basketball<text:tab/><text:tab/><text:tab/><text:tab/>Basketball</text:span></text:p>
      <text:p text:style-name="P3"><text:span text:style-name="T1"><text:tab/>das Golf<text:tab/><text:tab/><text:tab/><text:tab/>Golf</text:span></text:p>
      <text:p text:style-name="P3"><text:span text:style-name="T1"><text:tab/>der Baseball<text:tab/><text:tab/><text:tab/><text:tab/>Baseball</text:span></text:p>
      <text:p text:style-name="P3"><text:span text:style-name="T1"><text:tab/>der Fußball<text:tab/><text:tab/><text:tab/><text:tab/>Soccer</text:span></text:p>
      <text:p text:style-name="P3"><text:span text:style-name="T1"><text:tab/>das Eishockey<text:tab/><text:tab/><text:tab/><text:tab/>Hockey</text:span></text:p>
      <text:p text:style-name="P3"><text:span text:style-name="T1"><text:tab/>der Handball<text:tab/><text:tab/><text:tab/><text:tab/>Handball</text:span></text:p>
      <text:p text:style-name="P3"/>
      <text:p text:style-name="P3">..</text:p>
      <text:p text:style-name="P3"/>
      <text:p text:style-name="P4">Other activities</text:p>
      <text:p text:style-name="P4"/>
      <text:p text:style-name="P4"><text:tab/><text:span text:style-name="T1">fernsehen<text:tab/><text:tab/><text:tab/><text:tab/>watch TV</text:span></text:p>
      <text:p text:style-name="P4"><text:span text:style-name="T1"><text:tab/>tanzen<text:tab/><text:tab/><text:tab/><text:tab/><text:tab/>Dance</text:span></text:p>
      <text:p text:style-name="P4"><text:span text:style-name="T1"><text:tab/>Rad fahren<text:tab/><text:tab/><text:tab/><text:tab/>Ride a bike</text:span></text:p>
      <text:p text:style-name="P4"><text:span text:style-name="T1"><text:tab/>schwimmen<text:tab/><text:tab/><text:tab/><text:tab/>Swim</text:span></text:p>
      <text:p text:style-name="P4"><text:span text:style-name="T1"><text:tab/>laufen<text:tab/><text:tab/><text:tab/><text:tab/><text:tab/>Run</text:span></text:p>
      <text:p text:style-name="P4"><text:span text:style-name="T1"><text:tab/>mit einem Freund sprechen<text:tab/><text:tab/>Talk to a friend</text:span></text:p>
      <text:p text:style-name="P4"><text:span text:style-name="T1"><text:tab/>en Museum besuchen<text:tab/><text:tab/><text:tab/>Visit a museum</text:span></text:p>
      <text:p text:style-name="P4"><text:span text:style-name="T1"><text:tab/>lesen<text:tab/><text:tab/><text:tab/><text:tab/><text:tab/>Read</text:span></text:p>
      <text:p text:style-name="P4"><text:span text:style-name="T1"><text:tab/>Skateboard fahren<text:tab/><text:tab/><text:tab/>Ride a skateboard</text:span></text:p>
      <text:p text:style-name="P4"><text:span text:style-name="T1"><text:tab/>Inline-Skate fahren<text:tab/><text:tab/><text:tab/>Ride inline skates</text:span></text:p>
      <text:p text:style-name="P4"><text:span text:style-name="T1"><text:tab/>lernen, studieren<text:tab/><text:tab/><text:tab/>learn, study</text:span></text:p>
      <text:p text:style-name="P4"><text:span text:style-name="T1"><text:tab/>ins Kino gehen<text:tab/><text:tab/><text:tab/>go to the Cinema</text:span></text:p>
      <text:p text:style-name="P4"/>
      <text:p text:style-name="P4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5-23T11:43:53.061491287</dc:date>
    <meta:editing-duration>PT1H25M</meta:editing-duration>
    <meta:editing-cycles>17</meta:editing-cycles>
    <meta:generator>LibreOffice/4.4.7.2$Linux_X86_64 LibreOffice_project/40$Build-2</meta:generator>
    <meta:document-statistic meta:table-count="0" meta:image-count="0" meta:object-count="0" meta:page-count="1" meta:paragraph-count="25" meta:word-count="91" meta:character-count="629" meta:non-whitespace-character-count="478"/>
  </office:meta>
</office:document-meta>
</file>